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39.91pt"/>
    </style:style>
    <style:style style:name="co3" style:family="table-column">
      <style:table-column-properties fo:break-before="auto" style:column-width="20.69pt"/>
    </style:style>
    <style:style style:name="co4" style:family="table-column">
      <style:table-column-properties fo:break-before="auto" style:column-width="2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measure_qual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B2:.E2]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B3:.E3])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SUM([.B4:.E4])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formula="of:=SUM([.B5:.E5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float" office:value="27" calcext:value-type="float">
            <text:p>27</text:p>
          </table:table-cell>
          <table:table-cell table:formula="of:=SUM([.B6:.E6])"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formula="of:=SUM([.B7:.E7])"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SUM([.B8:.E8])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formula="of:=SUM([.B9:.E9])"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SUM([.B10:.E10])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12:.E12])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formula="of:=SUM([.B13:.E13])"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table:formula="of:=SUM([.B14:.E14])"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formula="of:=SUM([.B15:.E15])" office:value-type="float" office:value="193" calcext:value-type="float">
            <text:p>19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SUM([.B16:.E16])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B17:.E17]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SUM([.B18:.E18])" office:value-type="float" office:value="155" calcext:value-type="float">
            <text:p>15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B19:.E19]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SUM([.B20:.E20])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SUM([.B21:.E21]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SUM([.B22:.E22])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formula="of:=SUM([.B23:.E23])"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table:formula="of:=SUM([.B24:.E24])" office:value-type="float" office:value="203" calcext:value-type="float">
            <text:p>20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formula="of:=SUM([.B25:.E25])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26:.E26]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formula="of:=SUM([.B27:.E27])"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SUM([.B28:.E28])" office:value-type="float" office:value="152" calcext:value-type="float">
            <text:p>15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B29:.E29]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30:.E30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SUM([.B31:.E31])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SUM([.B32:.E32])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table:formula="of:=SUM([.F2:.F32])" office:value-type="float" office:value="3425" calcext:value-type="float">
            <text:p>342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32])" office:value-type="float" office:value="640" calcext:value-type="float">
            <text:p>640</text:p>
          </table:table-cell>
          <table:table-cell table:style-name="ce1" table:formula="of:=SUM([.C2:.C32])" office:value-type="float" office:value="173" calcext:value-type="float">
            <text:p>173</text:p>
          </table:table-cell>
          <table:table-cell table:style-name="ce1" table:formula="of:=SUM([.D2:.D32])" office:value-type="float" office:value="1581" calcext:value-type="float">
            <text:p>1581</text:p>
          </table:table-cell>
          <table:table-cell table:style-name="ce1" table:formula="of:=SUM([.E2:.E32])" office:value-type="float" office:value="1031" calcext:value-type="float">
            <text:p>1031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2" table:formula="of:=([.B34]+[.D34])/([.B34]+[.C34]+[.D34]+[.E34])" office:value-type="percentage" office:value="0.648467153284672" calcext:value-type="percentage">
            <text:p>64.85%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11T13:27:53.077747275</dc:date>
    <meta:editing-duration>PT18H31M22S</meta:editing-duration>
    <meta:editing-cycles>5</meta:editing-cycles>
    <meta:document-statistic meta:table-count="1" meta:cell-count="203" meta:object-count="0"/>
  </office:meta>
</office:document-meta>
</file>